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15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" fo:font-size="12pt" style:letter-kerning="true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Ground truth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True positiv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Stage 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rt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" calcext:value-type="float">
            <text:p>1</text:p>
          </table:table-cell>
          <table:table-cell office:value-type="float" office:value="0.037172" calcext:value-type="float">
            <text:p>0.037172</text:p>
          </table:table-cell>
          <table:table-cell table:number-columns-repeated="2"/>
          <table:table-cell office:value-type="string" calcext:value-type="string">
            <text:p>dart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1" calcext:value-type="float">
            <text:p>1</text:p>
          </table:table-cell>
          <table:table-cell office:value-type="float" office:value="0.000879659" calcext:value-type="float">
            <text:p>0.000879659</text:p>
          </table:table-cell>
          <table:table-cell table:number-columns-repeated="2"/>
          <table:table-cell office:value-type="string" calcext:value-type="string">
            <text:p>dart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rt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rt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00-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<text:span text:style-name="T1">picture 5 – recall :1</text:span></text:p>
            <text:p><text:span text:style-name="T1">picture 15 – recall: 0.67</text:span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ge 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" calcext:value-type="float">
            <text:p>1</text:p>
          </table:table-cell>
          <table:table-cell office:value-type="float" office:value="0.0366287" calcext:value-type="float">
            <text:p>0.0366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1" calcext:value-type="float">
            <text:p>1</text:p>
          </table:table-cell>
          <table:table-cell office:value-type="float" office:value="0.000455869" calcext:value-type="float">
            <text:p>0.00045586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7:56:18.009342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3:59.286633941</meta:creation-date>
    <dc:date>2018-11-29T18:05:06.387688204</dc:date>
    <meta:editing-duration>PT2H56M49S</meta:editing-duration>
    <meta:editing-cycles>4</meta:editing-cycles>
    <meta:generator>LibreOffice/5.3.6.1$Linux_X86_64 LibreOffice_project/30$Build-1</meta:generator>
    <meta:document-statistic meta:table-count="1" meta:cell-count="60" meta:object-count="0"/>
  </office:meta>
</office:document-meta>
</file>